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6073" officeooo:paragraph-rsid="00146073"/>
    </style:style>
    <style:style style:name="P2" style:family="paragraph" style:parent-style-name="Standard">
      <style:text-properties fo:font-weight="bold" officeooo:rsid="00146073" officeooo:paragraph-rsid="00146073" style:font-weight-asian="bold" style:font-weight-complex="bold"/>
    </style:style>
    <style:style style:name="P3" style:family="paragraph" style:parent-style-name="Table_20_Contents">
      <style:text-properties officeooo:rsid="00146073" officeooo:paragraph-rsid="00146073"/>
    </style:style>
    <style:style style:name="P4" style:family="paragraph" style:parent-style-name="Table_20_Contents">
      <style:paragraph-properties fo:text-align="center" style:justify-single-word="false"/>
      <style:text-properties officeooo:rsid="00146073" officeooo:paragraph-rsid="00146073"/>
    </style:style>
    <style:style style:name="P5" style:family="paragraph" style:parent-style-name="Table_20_Contents">
      <style:text-properties officeooo:rsid="00146073" officeooo:paragraph-rsid="0015df91"/>
    </style:style>
    <style:style style:name="T1" style:family="text">
      <style:text-properties officeooo:rsid="0015d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Comprar Itens com Dinheiro (Buy Items with Cash)</text:p>
      <text:p text:style-name="P1">Atores: Cliente (Iniciador), Operador</text:p>
      <text:p text:style-name="P1">Propósito: Capturar uma venda e seu pagamento em dinheiro.</text:p>
      <text:p text:style-name="P1">Descrição: Um Cliente chega no caixa com itens para comprar. O Operador registra os itens e coleta um pagamento com dinheiro. Ao final, o Cliente sai com os itens.</text:p>
      <text:p text:style-name="P1">Tipo: <text:s/>primário e essencial</text:p>
      <text:p text:style-name="P1">Referencia: Funções: R1.1, R1.2, R1.3, R1.7, R1.9, R2.1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Típica Seqüência de Eventos</text:p>
            <text:p text:style-name="P4">Ação do Ator</text:p>
          </table:table-cell>
          <table:table-cell table:style-name="Table1.B1" office:value-type="string">
            <text:p text:style-name="P4">Resposta do Sistema</text:p>
          </table:table-cell>
        </table:table-row>
        <table:table-row>
          <table:table-cell table:style-name="Table1.A2" office:value-type="string">
            <text:p text:style-name="P3">1. Este caso de uso começa quando um Cliente chega no caixa com itens para comprar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. O Operador registra o identificador de cada item. </text:p>
            <text:p text:style-name="P5">Se há mais de um do mesmo item, o Operador também pode infor<text:span text:style-name="T1">m</text:span>ar a quantidade.</text:p>
          </table:table-cell>
          <table:table-cell table:style-name="Table1.B2" office:value-type="string">
            <text:p text:style-name="P3">3. Determina o preço do item e adiciona informação sobre o item à transação de venda em andamento.</text:p>
            <text:p text:style-name="P3">Mostra a descrição e o preço do item corrente.</text:p>
          </table:table-cell>
        </table:table-row>
        <table:table-row>
          <table:table-cell table:style-name="Table1.A2" office:value-type="string">
            <text:p text:style-name="P3">4. Após processar o último item, o Operador indica ao POST que a <text:s/>entrada de itens terminou.</text:p>
          </table:table-cell>
          <table:table-cell table:style-name="Table1.B2" office:value-type="string">
            <text:p text:style-name="P3">5. Calcula e mostra o valor total da venda.</text:p>
          </table:table-cell>
        </table:table-row>
        <table:table-row>
          <table:table-cell table:style-name="Table1.A2" office:value-type="string">
            <text:p text:style-name="P3">6. O Operador informa o total ao Cliente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7. O Cliente entrega um pagamento em dinheiro, possivelmente maior do que o valor total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8. O Operador registra o valor recebido em dinheiro.</text:p>
          </table:table-cell>
          <table:table-cell table:style-name="Table1.B2" office:value-type="string">
            <text:p text:style-name="P3">9. Mostra o troco devido.</text:p>
            <text:p text:style-name="P3">Emite um recibo.</text:p>
          </table:table-cell>
        </table:table-row>
        <table:table-row>
          <table:table-cell table:style-name="Table1.A2" office:value-type="string">
            <text:p text:style-name="P3">10. O Operador deposita o dinheiro e retira o troco devido.</text:p>
            <text:p text:style-name="P3">O Operador entrega o troco e o recibo ao Cliente.</text:p>
          </table:table-cell>
          <table:table-cell table:style-name="Table1.B2" office:value-type="string">
            <text:p text:style-name="P3">11. Registra a venda no log de vendas completadas e encerra venda</text:p>
            <text:p text:style-name="P3"/>
          </table:table-cell>
        </table:table-row>
      </table:table>
      <text:p text:style-name="P1"/>
      <text:p text:style-name="P2">Seqüências Alternativas</text:p>
      <text:p text:style-name="P1">• Linha 2: Registro de um identificador inválido. Mostrar erro.</text:p>
      <text:p text:style-name="P1">• Linha 7: Cliente não tem dinheiro suficiente. Cancelar transaçã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sales</meta:initial-creator>
    <meta:creation-date>2015-04-22T08:12:35.773176976</meta:creation-date>
    <dc:date>2015-04-22T08:18:03.349387282</dc:date>
    <dc:creator>alberto sales</dc:creator>
    <meta:editing-duration>PT5M28S</meta:editing-duration>
    <meta:editing-cycles>3</meta:editing-cycles>
    <meta:generator>LibreOffice/4.3.5.2.0$Linux_X86_64 LibreOffice_project/430m0$Build-2</meta:generator>
    <meta:document-statistic meta:table-count="1" meta:image-count="0" meta:object-count="0" meta:page-count="1" meta:paragraph-count="27" meta:word-count="263" meta:character-count="1499" meta:non-whitespace-character-count="1260"/>
  </office:meta>
</office:document-meta>
</file>